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language="ru" fo:country="RU" officeooo:rsid="000ba572" officeooo:paragraph-rsid="000ba572"/>
    </style:style>
    <style:style style:name="P10" style:family="paragraph" style:parent-style-name="Table_20_Contents">
      <style:text-properties fo:language="ru" fo:country="RU" officeooo:rsid="000ea31d" officeooo:paragraph-rsid="000ea31d"/>
    </style:style>
    <style:style style:name="P11" style:family="paragraph" style:parent-style-name="Table_20_Contents">
      <style:text-properties fo:language="ru" fo:country="RU" officeooo:rsid="00107d43" officeooo:paragraph-rsid="00107d43"/>
    </style:style>
    <style:style style:name="P12" style:family="paragraph" style:parent-style-name="Table_20_Contents">
      <style:text-properties fo:language="ru" fo:country="RU" officeooo:rsid="001143a6" officeooo:paragraph-rsid="001143a6"/>
    </style:style>
    <style:style style:name="P13" style:family="paragraph" style:parent-style-name="Table_20_Contents">
      <style:text-properties fo:language="ru" fo:country="RU" officeooo:rsid="00122e5c" officeooo:paragraph-rsid="00122e5c"/>
    </style:style>
    <style:style style:name="P14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5" style:family="paragraph" style:parent-style-name="Table_20_Contents">
      <style:text-properties officeooo:paragraph-rsid="0003eb4a"/>
    </style:style>
    <style:style style:name="P16" style:family="paragraph" style:parent-style-name="Table_20_Contents">
      <style:text-properties fo:language="en" fo:country="US" officeooo:rsid="000d4edf" officeooo:paragraph-rsid="000d4edf"/>
    </style:style>
    <style:style style:name="P17" style:family="paragraph" style:parent-style-name="Table_20_Contents">
      <style:text-properties fo:language="en" fo:country="US" officeooo:rsid="000ea31d" officeooo:paragraph-rsid="000ea31d"/>
    </style:style>
    <style:style style:name="P18" style:family="paragraph" style:parent-style-name="Table_20_Contents">
      <style:text-properties fo:language="en" fo:country="US" officeooo:rsid="001143a6" officeooo:paragraph-rsid="001143a6"/>
    </style:style>
    <style:style style:name="P19" style:family="paragraph" style:parent-style-name="Table_20_Contents">
      <style:text-properties officeooo:rsid="00107d43" officeooo:paragraph-rsid="00107d43"/>
    </style:style>
    <style:style style:name="P20" style:family="paragraph" style:parent-style-name="Table_20_Contents">
      <style:text-properties officeooo:rsid="00122e5c" officeooo:paragraph-rsid="00122e5c"/>
    </style:style>
    <style:style style:name="P21" style:family="paragraph" style:parent-style-name="Text_20_body">
      <style:text-properties fo:language="ru" fo:country="RU" officeooo:rsid="0001fc9f" officeooo:paragraph-rsid="0001fc9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en" fo:country="US" officeooo:rsid="00107d4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3eb4a"/>
    </style:style>
    <style:style style:name="T7" style:family="text">
      <style:text-properties fo:language="ru" fo:country="RU" officeooo:rsid="00107d43"/>
    </style:style>
    <style:style style:name="T8" style:family="text">
      <style:text-properties officeooo:rsid="00075e36"/>
    </style:style>
    <style:style style:name="T9" style:family="text">
      <style:text-properties officeooo:rsid="00084f15"/>
    </style:style>
    <style:style style:name="T10" style:family="text">
      <style:text-properties officeooo:rsid="000d4edf"/>
    </style:style>
    <style:style style:name="T11" style:family="text">
      <style:text-properties officeooo:rsid="000e1f7f"/>
    </style:style>
    <style:style style:name="T12" style:family="text">
      <style:text-properties officeooo:rsid="00107d43"/>
    </style:style>
    <style:style style:name="T13" style:family="text">
      <style:text-properties officeooo:rsid="00122e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Ответы нужно давать лаконичные, <text:span text:style-name="T8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20"/>
          </table:table-cell>
        </table:table-row>
        <table:table-row>
          <table:table-cell table:style-name="Таблица1.A2" table:number-columns-spanned="2" office:value-type="string">
            <text:p text:style-name="P14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9">Возможность изменить реализацию метода в наследник<text:span text:style-name="T10">ах</text:span></text:p>
          </table:table-cell>
        </table:table-row>
        <table:table-row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P16">Public, private, protected, <text:span text:style-name="T11">static, final, </text:span><text:span text:style-name="T5">вложенные </text:span></text:p>
          </table:table-cell>
        </table:table-row>
        <table:table-row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0">Применим для классов, методов и переменных. Запрещает изменение, переопределение или наследование в <text:span text:style-name="T1">зависим</text:span><text:span text:style-name="T4">ос</text:span><text:span text:style-name="T1">ти</text:span> от того, к чему применяется</text:p>
          </table:table-cell>
        </table:table-row>
        <table:table-row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7">Try <text:span text:style-name="T5">применяется к участку кода, где возможно появление </text:span>exception. <text:span text:style-name="T12">Try </text:span><text:span text:style-name="T7">с ресурсами применяется для закрытия данных или ресурсов(</text:span><text:span text:style-name="T12">Closeable)</text:span></text:p>
          </table:table-cell>
        </table:table-row>
        <table:table-row>
          <table:table-cell table:style-name="Таблица1.A3" office:value-type="string">
            <text:p text:style-name="P15"><text:span text:style-name="T6">Какие есть стандартные реализации интерфейса </text:span><text:span text:style-name="T2">List </text:span><text:span text:style-name="T6">и в каких ситуациях их нужно использовать?</text:span></text:p>
          </table:table-cell>
          <table:table-cell table:style-name="Таблица1.A2" office:value-type="string">
            <text:p text:style-name="P19">LinkedList, ArrayList. <text:span text:style-name="T5">Используются для хранения данных. </text:span><text:span text:style-name="T1">LinkedList </text:span><text:span text:style-name="T5">применяется, когда данные постоянно добавляются и удаляются, </text:span><text:span text:style-name="T1">ArrayList </text:span><text:span text:style-name="T5">применяется, когда кол-во данных неизменно.</text:span></text:p>
          </table:table-cell>
        </table:table-row>
        <table:table-row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P11">Основная идея в многопоточности.</text:p>
          </table:table-cell>
        </table:table-row>
        <table:table-row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2">Минимизация коллизий</text:p>
          </table:table-cell>
        </table:table-row>
        <table:table-row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2">Универсальная кодировка, имеющая разнобайтовую длину для каждого знака</text:p>
          </table:table-cell>
        </table:table-row>
        <table:table-row>
          <table:table-cell table:style-name="Таблица1.A3" office:value-type="string">
            <text:p text:style-name="P8"><text:span text:style-name="T9">Сравните форматы </text:span><text:span text:style-name="T3">XML </text:span><text:span text:style-name="T9">и </text:span><text:span text:style-name="T3">JSON. </text:span><text:span text:style-name="T9">Когда какой использовать?</text:span></text:p>
          </table:table-cell>
          <table:table-cell table:style-name="Таблица1.A2" office:value-type="string">
            <text:p text:style-name="P18">JSON<text:span text:style-name="T5"> описывает объекты и используется для передачи объектов, </text:span>XML <text:span text:style-name="T5">это язык разметки и используется для добавления доп. информации </text:span></text:p>
          </table:table-cell>
        </table:table-row>
        <table:table-row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2">1.<text:span text:style-name="T13">обращение к серверу доменов</text:span></text:p>
            <text:p text:style-name="P13">2.получение <text:span text:style-name="T1">IP </text:span>сервера</text:p>
            <text:p text:style-name="P13">3.отправление запроса по этому <text:span text:style-name="T1">IP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Ultra_Office/6.2.3.2$Windows_x86 LibreOffice_project/</meta:generator>
    <dc:date>2021-03-26T13:07:59.348000000</dc:date>
    <meta:editing-duration>PT6H15M23S</meta:editing-duration>
    <meta:editing-cycles>6</meta:editing-cycles>
    <meta:document-statistic meta:table-count="1" meta:image-count="0" meta:object-count="0" meta:page-count="1" meta:paragraph-count="26" meta:word-count="204" meta:character-count="1583" meta:non-whitespace-character-count="1403"/>
  </office:meta>
</office:document-meta>
</file>